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style>
    <style:style style:name="T1"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ssion Zero (Monk)</text:p>
      <text:p text:style-name="P1"/>
      <text:list xml:id="list4810736796846907666" text:style-name="L1">
        <text:list-header>
          <text:p text:style-name="P5">Quest</text:p>
          <text:p text:style-name="P5"/>
        </text:list-header>
        <text:list-item>
          <text:p text:style-name="P6">Travel North from the Pomarj to Greyhawk</text:p>
        </text:list-item>
      </text:list>
      <text:list xml:id="list2572566275169540478" text:style-name="L2">
        <text:list-item>
          <text:list>
            <text:list-item>
              <text:p text:style-name="P7">From home, head West until you hit the Jewel River, </text:p>
            </text:list-item>
            <text:list-item>
              <text:p text:style-name="P7">Follow the river North until it leads you out of the forest a second time (the first time it will hug the West end of the forest)</text:p>
            </text:list-item>
            <text:list-item>
              <text:p text:style-name="P7">East until you hit the sea</text:p>
            </text:list-item>
            <text:list-item>
              <text:p text:style-name="P7">North along the coast until you reach the Selintan River crossing</text:p>
            </text:list-item>
            <text:list-item>
              <text:p text:style-name="P7">Following the Selintan North to the River Road</text:p>
            </text:list-item>
            <text:list-item>
              <text:p text:style-name="P7">Take the River Road North to Greyhawk.</text:p>
            </text:list-item>
          </text:list>
        </text:list-item>
      </text:list>
      <text:p text:style-name="P2"/>
      <text:list xml:id="list38837263" text:continue-list="list4810736796846907666" text:style-name="L1">
        <text:list-header>
          <text:p text:style-name="P5">Characters</text:p>
          <text:p text:style-name="P5"/>
        </text:list-header>
        <text:list-item>
          <text:p text:style-name="P6">Anton Zulrax, Dragonborn (Pirate)</text:p>
        </text:list-item>
        <text:list-item>
          <text:p text:style-name="P6">Damaia Zashir, Halfling (Bandit Captain)</text:p>
        </text:list-item>
        <text:list-item>
          <text:p text:style-name="P6">Faceless (Brienne of Tarth vibe)</text:p>
        </text:list-item>
      </text:list>
      <text:p text:style-name="P2"/>
      <text:p text:style-name="P2"><text:tab/><text:span text:style-name="T5">Events</text:span></text:p>
      <text:p text:style-name="P2"/>
      <text:list xml:id="list577817575972579703" text:style-name="L3">
        <text:list-item>
          <text:p text:style-name="P11">Snas leaves home, following the rough map their father drew. (Basically just symbols and arrows, no names). </text:p>
          <text:list>
            <text:list-item>
              <text:p text:style-name="P8"><text:span text:style-name="T6">Day 1-2</text:span>: Snas travels West across the Plains to the Jewel River.</text:p>
              <text:list>
                <text:list-item>
                  <text:p text:style-name="P8">You walk through vistas and across plateaus</text:p>
                </text:list-item>
                <text:list-item>
                  <text:p text:style-name="P8">Eventually you're wading through a tall grassland when you hear the grass rustling and a strange croaking (WhatsApp voice memo), accompanied by a sporadic stomp stomp *PMF*, *stomp* ... *PMF* *stompstompstomp* *PMF PMF* *croooooooak*</text:p>
                </text:list-item>
                <text:list-item>
                  <text:p text:style-name="P8">You see some small marmots and rabbits scurry below your feet, and a moment later an Axebeak (24) emerges and staggering from the brush</text:p>
                  <text:list>
                    <text:list-item>
                      <text:p text:style-name="P8">the stomps are it's feet walking in a strange stagger, and then PMF it slams its beak in the ground</text:p>
                    </text:list-item>
                    <text:list-item>
                      <text:p text:style-name="P8">It takes no notice of you as it continues it's strange dance until PMF, and its head stays buried in the ground, as it starts to whip its neck back and forth and try to scurry backwards with it's feet</text:p>
                    </text:list-item>
                    <text:list-item>
                      <text:p text:style-name="P8">Slowly but surely its beak starts to wriggle out of the dirt until eventually you see the ground begin to break organge scaly legs begin to wriggle and squirm out of the ground</text:p>
                    </text:list-item>
                    <text:list-item>
                      <text:p text:style-name="P8">The Axebeak takes a powerful step back, pulling the creature out of the ground with a spray of dirt, swings it's neck quickly around, bashing the creature into the ground,</text:p>
                    </text:list-item>
                    <text:list-item>
                      <text:p text:style-name="P8">The creature goes limp and starts to spasm as the Axebeak, picks its head back up, and brings it decisively down through the creatures body, then whips it's head back up to toss its carcass into the air</text:p>
                    </text:list-item>
                    <text:list-item>
                      <text:p text:style-name="P8">As it flies upward, you see that it's a 3-foot long baby Ankheg (18). It falls into the Axebeaks mouth, the Axebeak swallows, croaks, and runs back off into the grass.</text:p>
                    </text:list-item>
                  </text:list>
                </text:list-item>
              </text:list>
            </text:list-item>
            <text:list-item>
              <text:p text:style-name="P12"><text:span text:style-name="T4">Days 3-5</text:span><text:span text:style-name="T3">: Snas follows the Jewel North into the Suss Forest</text:span></text:p>
              <text:list>
                <text:list-item>
                  <text:p text:style-name="P12"><text:span text:style-name="T3">You hear all kinds of different caws, calls, and cries in the forest, and see all manner of </text:span><text:soft-page-break/><text:span text:style-name="T3">shapes and shadows running through the brush, and through the running waters of the Jewel</text:span></text:p>
                </text:list-item>
                <text:list-item>
                  <text:p text:style-name="P8">A little way in front of you, you see something that doesn't look quite right...there appear to be two long red cones bobbing in and out of the brush.They continue bobbing forward, abruptly stop, and then drop into the brush and out of sight.</text:p>
                </text:list-item>
                <text:list-item>
                  <text:p text:style-name="P8">The forest has gone totally quiet, and then...“Kobold”</text:p>
                </text:list-item>
                <text:list-item>
                  <text:p text:style-name="P8">You hear it from both sides at once, and as you stagger back you see two pairs of very large identical eyes sitting under two pointy red cones. </text:p>
                  <text:list>
                    <text:list-item>
                      <text:p text:style-name="P8">This is Cori and Dori Dunlop. A pair of gnome twins on expedition from Enstad in the Lortmil Mountains.</text:p>
                    </text:list-item>
                    <text:list-item>
                      <text:p text:style-name="P8">They're heading North to take samples from the stretch of the Jewel that runs through the Planes of Celene From the Welkwood to the Suss. They're geologists, and they've been noticing some strange mineral deposits that they want to check out “sum'n in the water”.</text:p>
                    </text:list-item>
                    <text:list-item>
                      <text:p text:style-name="P8">They'll travel with Snas if they lets them</text:p>
                    </text:list-item>
                  </text:list>
                </text:list-item>
              </text:list>
            </text:list-item>
            <text:list-item>
              <text:p text:style-name="P8"><text:span text:style-name="T6">Days 6-7</text:span>: Snas (possibly with Cori and Dori) follows the Jewel out of the Suss</text:p>
              <text:list>
                <text:list-item>
                  <text:p text:style-name="P8">Cori and Dori are examining the water as they go (“hmmmm...what's the what...hmm..the what the what...can't say can't quite say hmmmmm”)</text:p>
                </text:list-item>
                <text:list-item>
                  <text:p text:style-name="P8">A raft appears up the river, seeming to barely stay afloat, because of the weird green things jumping up and down and running back and forth on it</text:p>
                  <text:list>
                    <text:list-item>
                      <text:p text:style-name="P8">“Gobbos. Gobbos. Gobbos. Gobbos.” Cori and Dori spring into action packing up their stuff as the raft of Goblins approaches, and they leap off to attack</text:p>
                    </text:list-item>
                    <text:list-item>
                      <text:p text:style-name="P8">Cori and Dori are each Druids (106)</text:p>
                    </text:list-item>
                    <text:list-item>
                      <text:p text:style-name="P8">There's a Goblin Boss (143), 2 Goblin Warriors (142), and 3 Goblin Minions (142)</text:p>
                    </text:list-item>
                  </text:list>
                </text:list-item>
                <text:list-item>
                  <text:p text:style-name="P8">Once the <text:s/>fight is done, the three of you continue up the Jewel</text:p>
                </text:list-item>
              </text:list>
            </text:list-item>
            <text:list-item>
              <text:p text:style-name="P11">Day 8<text:span text:style-name="T7">: You reach the Southern edge of the Welkwood</text:span></text:p>
              <text:list>
                <text:list-item>
                  <text:p text:style-name="P8">“mmmm...strange...strange not normal strange....not normal strange...strange strange...hmmmm”</text:p>
                </text:list-item>
                <text:list-item>
                  <text:p text:style-name="P8">Cori and Dori are perplexed by their findings, and tell you they need to head back to Enstad to continue the research. Leaving you to continue through the Welkwood.</text:p>
                </text:list-item>
              </text:list>
            </text:list-item>
          </text:list>
        </text:list-item>
        <text:list-item>
          <text:p text:style-name="P8"><text:span text:style-name="T6">Day 9</text:span>: <text:s/>Halfway through the day in the Welkwood, Snas encounters a pair of travellers along the Jewel </text:p>
          <text:list>
            <text:list-item>
              <text:p text:style-name="P8">Hokrun Wren (Dragonborn) and Velissa Hoddypeak (Halfling)</text:p>
            </text:list-item>
            <text:list-item>
              <text:p text:style-name="P8">They're about to start heading East, to the port town of Safeton</text:p>
              <text:list>
                <text:list-item>
                  <text:p text:style-name="P8">Safeton is on the Woolly Bay, which is the coast you can follow North to the Selintan</text:p>
                </text:list-item>
                <text:list-item>
                  <text:p text:style-name="P8">They caution you that continuing North along the Jewel will risk taking you through Narwell, which is notoriously unsafe, and that from there you risk getting lost in the Gnarley Forest.</text:p>
                </text:list-item>
                <text:list-item>
                  <text:p text:style-name="P8">They'd be more than happy for you to join them to Safeton – it's better to have company on the Wild Coast</text:p>
                </text:list-item>
              </text:list>
            </text:list-item>
          </text:list>
        </text:list-item>
        <text:list-item>
          <text:p text:style-name="P11">The three of you set off for Safeton<text:span text:style-name="T7"> </text:span>(if Snas refuses, all the following stuff happens, just without Hokrun and Velissa)</text:p>
          <text:list>
            <text:list-item>
              <text:p text:style-name="P8">You reach the edge of the forest around dusk, and all of a sudden Hokrun puts a hand across your chest and whispers “wait!”...The three of you stand stock still</text:p>
              <text:list>
                <text:list-item>
                  <text:p text:style-name="P8">You're not sure but...you think you just saw...a flash of red...on the horizon...and then...was that...*whoosh whoosh* ok that was definitely *whoosh whoosh whoosh* it's definitely...it's definitely there it almost looks like...fur? “Awoooooooooooooooo” and then you see it.</text:p>
                </text:list-item>
                <text:list-item>
                  <text:p text:style-name="P8">Standing in the middle of the open plain, what looks like a small red dog is raising its <text:soft-page-break/>head to the sky and howling. It's light auburn coat blends seamlessly with the tall grass and what looks to be blue tendrils that pulse through it like veins</text:p>
                </text:list-item>
                <text:list-item>
                  <text:p text:style-name="P8">From the corner of your eye you see Damaia's outstretched hand reaching toward a floating pair of blue orbs that weren't there a moment ago, around the orbs a floating head takes shape, and the rest of the dog appears, its body rippling in and out of visibility</text:p>
                  <text:list>
                    <text:list-item>
                      <text:p text:style-name="P8">“That's a good girl” says Damaia, as the dog eats from her hand, and then turns, and runs back to join the pack now clearly blinking in an out of the twilit open field before you.</text:p>
                      <text:list>
                        <text:list-item>
                          <text:list>
                            <text:list-item>
                              <text:p text:style-name="P8">“Nothin' quite so beautiful as a pack of Blink Dogs at Sundown” says Hokrun</text:p>
                            </text:list-item>
                            <text:list-item>
                              <text:p text:style-name="P8">Blink Dog (46)</text:p>
                            </text:list-item>
                          </text:list>
                        </text:list-item>
                      </text:list>
                    </text:list-item>
                  </text:list>
                </text:list-item>
              </text:list>
            </text:list-item>
          </text:list>
        </text:list-item>
        <text:list-item>
          <text:p text:style-name="P11">The road becomes more and more lively as you travel</text:p>
        </text:list-item>
      </text:list>
      <text:list xml:id="list7994566432960751464" text:style-name="L4">
        <text:list-item>
          <text:list>
            <text:list-item>
              <text:p text:style-name="P9">Travellers, Merchants, Carnivals, Bandits</text:p>
            </text:list-item>
          </text:list>
        </text:list-item>
      </text:list>
      <text:list xml:id="list38824672" text:continue-list="list577817575972579703" text:style-name="L3">
        <text:list-item>
          <text:list>
            <text:list-item>
              <text:p text:style-name="P8">Eventually you and Hokrun and Velissa have fallen in with a caravan, where you meet <text:span text:style-name="T6">Anton Zulrax (Dragonborn Pirate) and Damaia Zashir (Human Bandit Captain)</text:span>, who say they know where you can find the Peculiar Sigil, and they'll take you there</text:p>
            </text:list-item>
          </text:list>
        </text:list-item>
        <text:list-item>
          <text:p text:style-name="P11">You reach Safeton, and everyone goes their separate ways, except for Anton and Damaia who stay to help Snas (even if he turns them down, they'll follow and ambush him later)</text:p>
          <text:list>
            <text:list-item>
              <text:p text:style-name="P8">Safeton is teeming with life</text:p>
            </text:list-item>
            <text:list-item>
              <text:p text:style-name="P8">merchants, horses, barkers, bazaars, shops, bars, tents, houses, tenements, streets, alleyways, minstrels and buskers</text:p>
            </text:list-item>
            <text:list-item>
              <text:p text:style-name="P8">it's ramshackle, rustic, run down, but vibrant</text:p>
            </text:list-item>
          </text:list>
        </text:list-item>
        <text:list-item>
          <text:p text:style-name="P11">Snas eventually walks into a Tough (“you're wearing my backpack”) and two Bandits</text:p>
          <text:list>
            <text:list-item>
              <text:p text:style-name="P8">If he's Anton and Damaia will be chatting with him, and one of them will off-handedly say “let's just take this shortcut” through an alley</text:p>
            </text:list-item>
            <text:list-item>
              <text:p text:style-name="P8">Otherwise, they'll walk up behind him after he bumps into the Tough</text:p>
            </text:list-item>
          </text:list>
        </text:list-item>
        <text:list-item>
          <text:p text:style-name="P11">An encounter/chase begins.</text:p>
          <text:list>
            <text:list-item>
              <text:p text:style-name="P8">Snas can run and hide, but will always get found and called out – he can use that to isolate his pursuers and take them on one v. one</text:p>
            </text:list-item>
            <text:list-item>
              <text:p text:style-name="P8">Snas is eventually caught and pinned down, and the Tough swings their hammer toward his face.</text:p>
              <text:list>
                <text:list-item>
                  <text:p text:style-name="P8">You can add bandits as needed to overwhelm Snas</text:p>
                </text:list-item>
              </text:list>
            </text:list-item>
          </text:list>
        </text:list-item>
        <text:list-item>
          <text:p text:style-name="P11">***TUNNNNGGGGGGGG*** The Faceless comes to the rescue</text:p>
        </text:list-item>
        <text:list-item>
          <text:p text:style-name="P11">After Snas and the Faceless escape or defeat the crew, the Faceless introduces Snas to a caravan of missionaries headed to Two Ford, who help him get there without further trouble.</text:p>
        </text:list-item>
      </text:list>
      <text:p text:style-name="P3"/>
      <text:p text:style-name="P4"><text:span text:style-name="T2"><text:tab/></text:span><text:span text:style-name="T1">Encounter Creatures</text:span></text:p>
      <text:p text:style-name="P2"/>
      <text:list xml:id="list4128967801724836030" text:style-name="L5">
        <text:list-item>
          <text:p text:style-name="P10">Pirate (241)</text:p>
        </text:list-item>
        <text:list-item>
          <text:p text:style-name="P10">Bandit Captain (27)</text:p>
        </text:list-item>
        <text:list-item>
          <text:p text:style-name="P10">Bandits x 2 (27)</text:p>
        </text:list-item>
        <text:list-item>
          <text:p text:style-name="P10">Tough (3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16:40.61</meta:creation-date>
    <meta:generator>OpenOffice/4.1.15$Win32 OpenOffice.org_project/4115m2$Build-9813</meta:generator>
    <dc:date>2025-06-28T18:55:44.34</dc:date>
    <dc:creator>Paul Paroczai</dc:creator>
    <meta:editing-duration>PT11H7M22S</meta:editing-duration>
    <meta:editing-cycles>18</meta:editing-cycles>
    <meta:printed-by>Paul Paroczai</meta:printed-by>
    <meta:print-date>2025-06-25T18:53:47.79</meta:print-date>
    <meta:document-statistic meta:table-count="0" meta:image-count="0" meta:object-count="0" meta:page-count="3" meta:paragraph-count="78" meta:word-count="1440" meta:character-count="7963"/>
  </office:meta>
</office:document-meta>
</file>